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wContainerExtra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wContainerExtra.initEndpoints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LwContainerExtra.getComponentForEndpoint( Method getEndpointClassesMethod , Object endpoi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wContainerExtra.LwContainerExtra( Map components , Map endpoints , EventListener [ ] listeners , BaseSystemService [ ] servi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wContainerExtra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wContainerExtra.deactiva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LwContainerExtra.isKnownEndpoint( Object endpoint , Class [ ] knownClass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wContainerExtra.process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wContainerExtra.ge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wContainerExtra.activa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LwContainerExtra.chooseComponentName( Objec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wContainerExtra.get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wContainerExtra.createCompon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wContainerExtra.getContai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